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)" office:value-type="float" office:value="535809">
            <text:p>535809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)" office:value-type="float" office:value="3402176">
            <text:p>3402176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)" office:value-type="float" office:value="21602472">
            <text:p>21602472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)" office:value-type="float" office:value="137167144">
            <text:p>13716714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)" office:value-type="float" office:value="567670">
            <text:p>56767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)" office:value-type="float" office:value="3604480">
            <text:p>360448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)" office:value-type="float" office:value="22887021">
            <text:p>22887021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)" office:value-type="float" office:value="145323527">
            <text:p>14532352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)" office:value-type="float" office:value="601425">
            <text:p>601425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)" office:value-type="float" office:value="3818814">
            <text:p>381881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)" office:value-type="float" office:value="24247954">
            <text:p>24247954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)" office:value-type="float" office:value="153964914">
            <text:p>15396491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)" office:value-type="float" office:value="637188">
            <text:p>637188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)" office:value-type="float" office:value="4045892">
            <text:p>4045892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)" office:value-type="float" office:value="25689813">
            <text:p>25689813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)" office:value-type="float" office:value="163120144">
            <text:p>16312014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)" office:value-type="float" office:value="675077">
            <text:p>675077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)" office:value-type="float" office:value="4286473">
            <text:p>428647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)" office:value-type="float" office:value="27217409">
            <text:p>27217409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)" office:value-type="float" office:value="172819773">
            <text:p>17281977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)" office:value-type="float" office:value="715219">
            <text:p>715219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)" office:value-type="float" office:value="4541360">
            <text:p>4541360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)" office:value-type="float" office:value="28835840">
            <text:p>2883584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)" office:value-type="float" office:value="183096171">
            <text:p>18309617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)" office:value-type="float" office:value="757749">
            <text:p>757749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)" office:value-type="float" office:value="4811404">
            <text:p>481140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)" office:value-type="float" office:value="30550508">
            <text:p>30550508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)" office:value-type="float" office:value="193983636">
            <text:p>19398363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)" office:value-type="float" office:value="802807">
            <text:p>80280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)" office:value-type="float" office:value="5097505">
            <text:p>5097505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)" office:value-type="float" office:value="32367136">
            <text:p>32367136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)" office:value-type="float" office:value="205518503">
            <text:p>20551850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)" office:value-type="float" office:value="850544">
            <text:p>850544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)" office:value-type="float" office:value="5400618">
            <text:p>5400618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)" office:value-type="float" office:value="34291786">
            <text:p>34291786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)" office:value-type="float" office:value="217739269">
            <text:p>217739269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)" office:value-type="float" office:value="901120">
            <text:p>90112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)" office:value-type="float" office:value="5721755">
            <text:p>5721755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)" office:value-type="float" office:value="36330882">
            <text:p>36330882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)" office:value-type="float" office:value="230686720">
            <text:p>2306867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)" office:value-type="float" office:value="954703">
            <text:p>954703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)" office:value-type="float" office:value="6061989">
            <text:p>6061989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)" office:value-type="float" office:value="38491228">
            <text:p>38491228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)" office:value-type="float" office:value="244404066">
            <text:p>24440406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)" office:value-type="float" office:value="1011473">
            <text:p>1011473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)" office:value-type="float" office:value="6422453">
            <text:p>642245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)" office:value-type="float" office:value="40780036">
            <text:p>40780036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)" office:value-type="float" office:value="258937088">
            <text:p>2589370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)" office:value-type="float" office:value="1071618">
            <text:p>1071618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)" office:value-type="float" office:value="6804352">
            <text:p>6804352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)" office:value-type="float" office:value="43204943">
            <text:p>4320494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)" office:value-type="float" office:value="274334289">
            <text:p>27433428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)" office:value-type="float" office:value="1135340">
            <text:p>113534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)" office:value-type="float" office:value="7208960">
            <text:p>720896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)" office:value-type="float" office:value="45774043">
            <text:p>45774043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)" office:value-type="float" office:value="290647054">
            <text:p>29064705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)" office:value-type="float" office:value="1202851">
            <text:p>1202851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)" office:value-type="float" office:value="7637627">
            <text:p>7637627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)" office:value-type="float" office:value="48495909">
            <text:p>48495909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)" office:value-type="float" office:value="307929828">
            <text:p>30792982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)" office:value-type="float" office:value="1274376">
            <text:p>1274376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)" office:value-type="float" office:value="8091784">
            <text:p>8091784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)" office:value-type="float" office:value="51379626">
            <text:p>51379626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)" office:value-type="float" office:value="326240288">
            <text:p>3262402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)" office:value-type="float" office:value="1350154">
            <text:p>1350154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)" office:value-type="float" office:value="8572947">
            <text:p>8572947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)" office:value-type="float" office:value="54434817">
            <text:p>54434817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)" office:value-type="float" office:value="345639545">
            <text:p>3456395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)" office:value-type="float" office:value="1430439">
            <text:p>1430439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)" office:value-type="float" office:value="9082720">
            <text:p>9082720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)" office:value-type="float" office:value="57671680">
            <text:p>5767168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)" office:value-type="float" office:value="366192342">
            <text:p>366192342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)" office:value-type="float" office:value="1515497">
            <text:p>1515497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)" office:value-type="float" office:value="9622807">
            <text:p>9622807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)" office:value-type="float" office:value="61101017">
            <text:p>61101017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)" office:value-type="float" office:value="387967272">
            <text:p>3879672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)" office:value-type="float" office:value="1605613">
            <text:p>160561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)" office:value-type="float" office:value="10195009">
            <text:p>10195009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)" office:value-type="float" office:value="64734272">
            <text:p>64734272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)" office:value-type="float" office:value="411037006">
            <text:p>41103700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)" office:value-type="float" office:value="1701088">
            <text:p>1701088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)" office:value-type="float" office:value="10801236">
            <text:p>10801236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)" office:value-type="float" office:value="68583572">
            <text:p>68583572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)" office:value-type="float" office:value="435478539">
            <text:p>435478539</text:p>
          </table:table-cell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)" office:value-type="float" office:value="1802240">
            <text:p>180224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)" office:value-type="float" office:value="11443511">
            <text:p>11443511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)" office:value-type="float" office:value="72661764">
            <text:p>7266176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)" office:value-type="float" office:value="461373440">
            <text:p>46137344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)" office:value-type="float" office:value="1909407">
            <text:p>190940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)" office:value-type="float" office:value="12123977">
            <text:p>12123977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)" office:value-type="float" office:value="76982457">
            <text:p>76982457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)" office:value-type="float" office:value="488808132">
            <text:p>4888081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)" office:value-type="float" office:value="2022946">
            <text:p>2022946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)" office:value-type="float" office:value="12844906">
            <text:p>1284490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)" office:value-type="float" office:value="81560072">
            <text:p>81560072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)" office:value-type="float" office:value="517874176">
            <text:p>51787417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)" office:value-type="float" office:value="2143237">
            <text:p>214323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)" office:value-type="float" office:value="13608704">
            <text:p>13608704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)" office:value-type="float" office:value="86409886">
            <text:p>86409886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)" office:value-type="float" office:value="548668578">
            <text:p>54866857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)" office:value-type="float" office:value="2270680">
            <text:p>227068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)" office:value-type="float" office:value="14417920">
            <text:p>1441792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)" office:value-type="float" office:value="91548086">
            <text:p>91548086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)" office:value-type="float" office:value="581294109">
            <text:p>5812941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)" office:value-type="float" office:value="2405702">
            <text:p>2405702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)" office:value-type="float" office:value="15275254">
            <text:p>15275254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)" office:value-type="float" office:value="96991818">
            <text:p>96991818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)" office:value-type="float" office:value="615859655">
            <text:p>61585965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)" office:value-type="float" office:value="2548752">
            <text:p>2548752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)" office:value-type="float" office:value="16183568">
            <text:p>16183568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)" office:value-type="float" office:value="102759252">
            <text:p>102759252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)" office:value-type="float" office:value="652480576">
            <text:p>65248057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)" office:value-type="float" office:value="2700309">
            <text:p>2700309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)" office:value-type="float" office:value="17145893">
            <text:p>17145893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)" office:value-type="float" office:value="108869635">
            <text:p>108869635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)" office:value-type="float" office:value="691279090">
            <text:p>69127909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)" office:value-type="float" office:value="2860878">
            <text:p>2860878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)" office:value-type="float" office:value="18165441">
            <text:p>18165441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)" office:value-type="float" office:value="115343360">
            <text:p>11534336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)" office:value-type="float" office:value="732384684">
            <text:p>7323846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)" office:value-type="float" office:value="3030994">
            <text:p>3030994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)" office:value-type="float" office:value="19245614">
            <text:p>19245614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)" office:value-type="float" office:value="122202033">
            <text:p>122202033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)" office:value-type="float" office:value="775934544">
            <text:p>7759345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)" office:value-type="float" office:value="3211227">
            <text:p>3211227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)" office:value-type="float" office:value="20390018">
            <text:p>20390018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)" office:value-type="float" office:value="129468544">
            <text:p>129468544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)" office:value-type="float" office:value="822074013">
            <text:p>822074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2-11-08T21:28:03</dc:date>
    <dc:creator>Nick Tuckett</dc:creator>
    <meta:editing-duration>PT37M2S</meta:editing-duration>
    <meta:editing-cycles>7</meta:editing-cycles>
    <meta:generator>LibreOffice/3.5$Linux_X86_64 LibreOffice_project/350m1$Build-2</meta:generator>
    <meta:document-statistic meta:table-count="4" meta:cell-count="6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